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9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8" style:family="graphic" style:parent-style-name="standard">
      <style:graphic-properties svg:stroke-color="#000000" draw:fill-color="#ff8000" draw:textarea-horizontal-align="justify" draw:textarea-vertical-align="middle" draw:auto-grow-height="false" fo:min-height="0.03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text-position="0% 100%"/>
    </style:style>
    <style:style style:name="P6" style:family="paragraph">
      <loext:graphic-properties draw:fill="none" draw:fill-color="#ffffff"/>
      <style:text-properties style:text-position="0% 100%"/>
    </style:style>
    <style:style style:name="P7" style:family="paragraph">
      <style:text-properties fo:color="#ff8000"/>
    </style:style>
    <style:style style:name="P8" style:family="paragraph">
      <loext:graphic-properties draw:fill="none" draw:fill-color="#ffffff"/>
      <style:text-properties fo:color="#ff8000"/>
    </style:style>
    <style:style style:name="P9" style:family="paragraph">
      <loext:graphic-properties draw:fill-color="#ff8000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0.804cm" svg:height="2.646cm" draw:transform="rotate (1.5707963267949) translate (6.014cm 1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023cm" svg:y1="1.097cm" svg:x2="4.8cm" svg:y2="1.081cm">
            <text:p/>
          </draw:line>
          <draw:line draw:style-name="gr2" draw:text-style-name="P2" draw:layer="layout" svg:x1="9.924cm" svg:y1="1.097cm" svg:x2="8.701cm" svg:y2="1.081cm">
            <text:p/>
          </draw:line>
        </draw:g>
        <draw:custom-shape draw:style-name="gr3" draw:text-style-name="P1" xml:id="id1" draw:id="id1" draw:layer="layout" svg:width="1.842cm" svg:height="1.843cm" svg:x="2.8cm" svg:y="3.6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4" draw:text-style-name="P1" draw:layer="layout" svg:width="1.842cm" svg:height="1.843cm" svg:x="16.8cm" svg:y="10.05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7.721cm" svg:y1="11.562cm" svg:x2="17.721cm" svg:y2="10.297cm">
            <text:p/>
          </draw:line>
        </draw:g>
        <draw:g xml:id="id8" draw:id="id8">
          <draw:custom-shape draw:style-name="gr6" draw:text-style-name="P1" draw:layer="layout" svg:width="2.153cm" svg:height="2.573cm" svg:x="16.647cm" svg:y="3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2" draw:layer="layout" svg:x1="17.721cm" svg:y1="3.974cm" svg:x2="17.721cm" svg:y2="5.239cm">
            <text:p/>
          </draw:line>
        </draw:g>
        <draw:g xml:id="id13" draw:id="id13">
          <draw:custom-shape draw:style-name="gr8" draw:text-style-name="P1" draw:layer="layout" svg:width="0.801cm" svg:height="2.649cm" svg:x="10.299cm" svg:y="3.18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706cm" svg:y1="3.199cm" svg:x2="10.722cm" svg:y2="1.976cm">
            <text:p/>
          </draw:line>
          <draw:line draw:style-name="gr2" draw:text-style-name="P2" draw:layer="layout" svg:x1="10.706cm" svg:y1="7.1cm" svg:x2="10.722cm" svg:y2="5.877cm">
            <text:p/>
          </draw:line>
        </draw:g>
        <draw:g xml:id="id4" draw:id="id4">
          <draw:custom-shape draw:style-name="gr8" draw:text-style-name="P1" draw:layer="layout" svg:width="0.801cm" svg:height="2.649cm" svg:x="3.3cm" svg:y="9.38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.707cm" svg:y1="9.399cm" svg:x2="3.723cm" svg:y2="8.176cm">
            <text:p/>
          </draw:line>
          <draw:line draw:style-name="gr2" draw:text-style-name="P2" draw:layer="layout" svg:x1="3.707cm" svg:y1="13.3cm" svg:x2="3.723cm" svg:y2="12.077cm">
            <text:p/>
          </draw:line>
        </draw:g>
        <draw:g xml:id="id3" draw:id="id3">
          <draw:custom-shape draw:style-name="gr1" draw:text-style-name="P1" draw:layer="layout" svg:width="0.804cm" svg:height="2.646cm" draw:transform="rotate (1.5707963267949) translate (12.914cm 1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923cm" svg:y1="1.097cm" svg:x2="11.7cm" svg:y2="1.081cm">
            <text:p/>
          </draw:line>
          <draw:line draw:style-name="gr2" draw:text-style-name="P2" draw:layer="layout" svg:x1="16.824cm" svg:y1="1.097cm" svg:x2="15.601cm" svg:y2="1.081cm">
            <text:p/>
          </draw:line>
        </draw:g>
        <draw:g xml:id="id7" draw:id="id7">
          <draw:custom-shape draw:style-name="gr1" draw:text-style-name="P1" draw:layer="layout" svg:width="0.804cm" svg:height="2.646cm" draw:transform="rotate (1.5707963267949) translate (12.814cm 8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823cm" svg:y1="8.097cm" svg:x2="11.6cm" svg:y2="8.081cm">
            <text:p/>
          </draw:line>
          <draw:line draw:style-name="gr2" draw:text-style-name="P2" draw:layer="layout" svg:x1="16.724cm" svg:y1="8.097cm" svg:x2="15.501cm" svg:y2="8.081cm">
            <text:p/>
          </draw:line>
        </draw:g>
        <draw:g xml:id="id9" draw:id="id9">
          <draw:custom-shape draw:style-name="gr1" draw:text-style-name="P1" draw:layer="layout" svg:width="0.804cm" svg:height="2.646cm" draw:transform="rotate (1.5707963267949) translate (5.89cm 8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899cm" svg:y1="8.097cm" svg:x2="4.676cm" svg:y2="8.081cm">
            <text:p/>
          </draw:line>
          <draw:line draw:style-name="gr2" draw:text-style-name="P2" draw:layer="layout" svg:x1="9.8cm" svg:y1="8.097cm" svg:x2="8.577cm" svg:y2="8.081cm">
            <text:p/>
          </draw:line>
        </draw:g>
        <draw:g xml:id="id5" draw:id="id5">
          <draw:custom-shape draw:style-name="gr1" draw:text-style-name="P1" draw:layer="layout" svg:width="0.804cm" svg:height="2.646cm" draw:transform="rotate (1.5707963267949) translate (5.89cm 14.0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899cm" svg:y1="13.597cm" svg:x2="4.676cm" svg:y2="13.581cm">
            <text:p/>
          </draw:line>
          <draw:line draw:style-name="gr2" draw:text-style-name="P2" draw:layer="layout" svg:x1="9.8cm" svg:y1="13.597cm" svg:x2="8.577cm" svg:y2="13.581cm">
            <text:p/>
          </draw:line>
        </draw:g>
        <draw:custom-shape draw:style-name="gr9" draw:text-style-name="P1" xml:id="id6" draw:id="id6" draw:layer="layout" svg:width="2.153cm" svg:height="2.573cm" svg:x="9.647cm" svg:y="9.32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3.721cm" svg:y1="3.657cm" svg:x2="4.8cm" svg:y2="1.102cm" draw:start-shape="id1" draw:start-glue-point="4" draw:end-shape="id2" draw:end-glue-point="3" svg:d="M3721 3657v-2555h1079" svg:viewBox="0 0 1080 2556">
          <text:p/>
        </draw:connector>
        <draw:connector draw:style-name="gr11" draw:text-style-name="P1" draw:layer="layout" svg:x1="9.924cm" svg:y1="1.102cm" svg:x2="11.7cm" svg:y2="1.102cm" draw:start-shape="id2" draw:start-glue-point="1" draw:end-shape="id3" draw:end-glue-point="3" svg:d="M9924 1102h1776" svg:viewBox="0 0 1777 1">
          <text:p/>
        </draw:connector>
        <draw:connector draw:style-name="gr12" draw:text-style-name="P3" draw:layer="layout" draw:type="line" svg:x1="3.721cm" svg:y1="5.5cm" svg:x2="3.7cm" svg:y2="8.176cm" draw:start-shape="id1" draw:start-glue-point="8" draw:end-shape="id4" draw:end-glue-point="0" svg:d="M3721 5500l-21 2676" svg:viewBox="0 0 22 2677">
          <text:p/>
        </draw:connector>
        <draw:connector draw:style-name="gr11" draw:text-style-name="P1" draw:layer="layout" svg:x1="3.7cm" svg:y1="13.3cm" svg:x2="4.676cm" svg:y2="13.602cm" draw:start-shape="id4" draw:start-glue-point="2" draw:end-shape="id5" draw:end-glue-point="3" svg:d="M3700 13300v302h976" svg:viewBox="0 0 977 303">
          <text:p/>
        </draw:connector>
        <draw:connector draw:style-name="gr11" draw:text-style-name="P1" xml:id="id10" draw:id="id10" draw:layer="layout" svg:x1="9.8cm" svg:y1="13.602cm" svg:x2="10.724cm" svg:y2="11.9cm" draw:start-shape="id5" draw:start-glue-point="1" draw:end-shape="id6" draw:end-glue-point="6" svg:d="M9800 13602h924v-1702" svg:viewBox="0 0 925 1703">
          <text:p/>
        </draw:connector>
        <draw:connector draw:style-name="gr11" draw:text-style-name="P1" draw:layer="layout" svg:x1="16.724cm" svg:y1="8.102cm" svg:x2="17.723cm" svg:y2="5.8cm" draw:start-shape="id7" draw:start-glue-point="1" draw:end-shape="id8" draw:end-glue-point="2" svg:d="M16724 8102h999v-2302" svg:viewBox="0 0 1000 2303">
          <text:p/>
        </draw:connector>
        <draw:connector draw:style-name="gr11" draw:text-style-name="P1" draw:layer="layout" svg:x1="4.676cm" svg:y1="8.102cm" svg:x2="3.721cm" svg:y2="5.5cm" draw:start-shape="id9" draw:start-glue-point="3" draw:end-shape="id1" draw:end-glue-point="8" svg:d="M4676 8102h-955v-2602" svg:viewBox="0 0 956 2603">
          <text:p/>
        </draw:connector>
        <draw:connector draw:style-name="gr11" draw:text-style-name="P1" draw:layer="layout" svg:x1="10.724cm" svg:y1="13.602cm" svg:x2="17.721cm" svg:y2="11.9cm" draw:start-shape="id10" draw:start-glue-point="0" draw:end-shape="id11" draw:end-glue-point="2" svg:d="M10724 13602h6997v-1702" svg:viewBox="0 0 6998 1703">
          <text:p/>
        </draw:connector>
        <draw:connector draw:style-name="gr11" draw:text-style-name="P1" draw:layer="layout" svg:x1="16.824cm" svg:y1="1.102cm" svg:x2="17.723cm" svg:y2="3.227cm" draw:start-shape="id3" draw:start-glue-point="1" draw:end-shape="id8" draw:end-glue-point="0" svg:d="M16824 1102h899v2125" svg:viewBox="0 0 900 2126">
          <text:p/>
        </draw:connector>
        <draw:connector draw:style-name="gr13" draw:text-style-name="P3" draw:layer="layout" draw:type="line" svg:x1="17.721cm" svg:y1="10.057cm" svg:x2="17.723cm" svg:y2="5.8cm" draw:start-shape="id11" draw:start-glue-point="0" draw:end-shape="id8" draw:end-glue-point="2" svg:d="M17721 10057l2-4257" svg:viewBox="0 0 3 4258">
          <text:p/>
        </draw:connector>
        <draw:connector draw:style-name="gr13" draw:text-style-name="P3" xml:id="id12" draw:id="id12" draw:layer="layout" draw:type="line" svg:x1="9.8cm" svg:y1="8.102cm" svg:x2="11.6cm" svg:y2="8.102cm" draw:start-shape="id9" draw:start-glue-point="1" draw:end-shape="id7" draw:end-glue-point="3" svg:d="M9800 8102h1800" svg:viewBox="0 0 1801 1">
          <text:p/>
        </draw:connector>
        <draw:connector draw:style-name="gr13" draw:text-style-name="P3" draw:layer="layout" draw:type="line" svg:x1="10.7cm" svg:y1="8.102cm" svg:x2="10.724cm" svg:y2="9.327cm" draw:start-shape="id12" draw:start-glue-point="0" draw:end-shape="id6" draw:end-glue-point="4" svg:d="M10700 8102l24 1225" svg:viewBox="0 0 25 1226">
          <text:p/>
        </draw:connector>
        <draw:connector draw:style-name="gr11" draw:text-style-name="P1" draw:layer="layout" svg:x1="9.924cm" svg:y1="1.102cm" svg:x2="10.699cm" svg:y2="1.976cm" draw:start-shape="id2" draw:start-glue-point="1" draw:end-shape="id13" draw:end-glue-point="0" svg:d="M9924 1102h775v874" svg:viewBox="0 0 776 875">
          <text:p/>
        </draw:connector>
        <draw:connector draw:style-name="gr13" draw:text-style-name="P3" draw:layer="layout" draw:type="line" svg:x1="10.7cm" svg:y1="8.102cm" svg:x2="10.699cm" svg:y2="7.1cm" draw:start-shape="id12" draw:start-glue-point="0" draw:end-shape="id13" draw:end-glue-point="2" svg:d="M10700 8102l-1-1002" svg:viewBox="0 0 2 1003">
          <text:p/>
        </draw:connector>
        <draw:frame draw:style-name="gr14" draw:text-style-name="P4" draw:layer="layout" svg:width="1.6cm" svg:height="2.2cm" svg:x="1.582cm" svg:y="4.035cm">
          <draw:text-box>
            <text:p>V<text:span text:style-name="T1">a</text:span></text:p>
          </draw:text-box>
        </draw:frame>
        <draw:frame draw:style-name="gr14" draw:text-style-name="P4" draw:layer="layout" svg:width="1.6cm" svg:height="2.688cm" svg:x="9cm" svg:y="3.212cm">
          <draw:text-box>
            <text:p>+</text:p>
            <text:p>V<text:span text:style-name="T1">b</text:span></text:p>
            <text:p><text:span text:style-name="T1">_</text:span></text:p>
          </draw:text-box>
        </draw:frame>
        <draw:frame draw:style-name="gr14" draw:text-style-name="P6" draw:layer="layout" svg:width="1.6cm" svg:height="2.2cm" svg:x="6.7cm" svg:y="1.6cm">
          <draw:text-box>
            <text:p text:style-name="P5">R<text:span text:style-name="T1">1</text:span></text:p>
          </draw:text-box>
        </draw:frame>
        <draw:frame draw:style-name="gr14" draw:text-style-name="P6" draw:layer="layout" svg:width="1.6cm" svg:height="2.2cm" svg:x="13.7cm" svg:y="1.5cm">
          <draw:text-box>
            <text:p text:style-name="P5">R<text:span text:style-name="T1">2</text:span></text:p>
          </draw:text-box>
        </draw:frame>
        <draw:frame draw:style-name="gr14" draw:text-style-name="P6" draw:layer="layout" svg:width="1.6cm" svg:height="2.2cm" svg:x="6.7cm" svg:y="6.5cm">
          <draw:text-box>
            <text:p text:style-name="P5">R<text:span text:style-name="T1">4</text:span></text:p>
          </draw:text-box>
        </draw:frame>
        <draw:frame draw:style-name="gr14" draw:text-style-name="P6" draw:layer="layout" svg:width="1.6cm" svg:height="2.2cm" svg:x="1.9cm" svg:y="10.1cm">
          <draw:text-box>
            <text:p text:style-name="P5">R<text:span text:style-name="T1">6</text:span></text:p>
          </draw:text-box>
        </draw:frame>
        <draw:frame draw:style-name="gr14" draw:text-style-name="P6" draw:layer="layout" svg:width="1.6cm" svg:height="2.2cm" svg:x="6.7cm" svg:y="12.1cm">
          <draw:text-box>
            <text:p text:style-name="P5">R<text:span text:style-name="T1">7</text:span></text:p>
          </draw:text-box>
        </draw:frame>
        <draw:frame draw:style-name="gr14" draw:text-style-name="P6" draw:layer="layout" svg:width="1.6cm" svg:height="2.2cm" svg:x="13.5cm" svg:y="6.5cm">
          <draw:text-box>
            <text:p text:style-name="P5">R<text:span text:style-name="T1">5</text:span></text:p>
          </draw:text-box>
        </draw:frame>
        <draw:frame draw:style-name="gr14" draw:text-style-name="P6" draw:layer="layout" svg:width="1.6cm" svg:height="2.2cm" svg:x="11.1cm" svg:y="4cm">
          <draw:text-box>
            <text:p text:style-name="P5">R<text:span text:style-name="T1">3</text:span></text:p>
          </draw:text-box>
        </draw:frame>
        <draw:frame draw:style-name="gr15" draw:text-style-name="P4" draw:layer="layout" svg:width="5cm" svg:height="2.5cm" svg:x="11.2cm" svg:y="11.1cm">
          <draw:text-box>
            <text:p>V<text:span text:style-name="T1">c</text:span><text:span text:style-name="T2">= K</text:span><text:span text:style-name="T1">c </text:span><text:span text:style-name="T2">I</text:span><text:span text:style-name="T1">c</text:span></text:p>
          </draw:text-box>
        </draw:frame>
        <draw:frame draw:style-name="gr15" draw:text-style-name="P4" draw:layer="layout" svg:width="5cm" svg:height="2.5cm" svg:x="14cm" svg:y="3.3cm">
          <draw:text-box>
            <text:p><text:span text:style-name="T2">I</text:span><text:span text:style-name="T1">b </text:span><text:span text:style-name="T2">= K</text:span><text:span text:style-name="T1">b</text:span><text:span text:style-name="T1"> </text:span><text:span text:style-name="T2">V</text:span><text:span text:style-name="T1">b</text:span></text:p>
          </draw:text-box>
        </draw:frame>
        <draw:frame draw:style-name="gr16" draw:text-style-name="P4" draw:layer="layout" svg:width="1.4cm" svg:height="1.5cm" svg:x="16.2cm" svg:y="11.5cm">
          <draw:text-box>
            <text:p>I<text:span text:style-name="T1">d</text:span></text:p>
          </draw:text-box>
        </draw:frame>
        <draw:frame draw:style-name="gr17" draw:text-style-name="P8" draw:layer="layout" svg:width="0.6cm" svg:height="1.3cm" svg:x="2.7cm" svg:y="0.3cm">
          <draw:text-box>
            <text:p text:style-name="P7">0</text:p>
          </draw:text-box>
        </draw:frame>
        <draw:custom-shape draw:style-name="gr18" draw:text-style-name="P9" draw:layer="layout" svg:width="0.4cm" svg:height="0.4cm" svg:x="3.5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4cm" svg:height="0.4cm" svg:x="10.501cm" svg:y="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9" draw:layer="layout" svg:width="0.4cm" svg:height="0.4cm" svg:x="17.501cm" svg:y="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4cm" svg:height="0.4cm" svg:x="3.5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4cm" svg:height="0.4cm" svg:x="10.5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4cm" svg:height="0.4cm" svg:x="17.5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4cm" svg:height="0.4cm" svg:x="3.501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4cm" svg:height="0.4cm" svg:x="10.501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0.6cm" svg:height="1.3cm" svg:x="9.8cm" svg:y="0.2cm">
          <draw:text-box>
            <text:p text:style-name="P7">1</text:p>
          </draw:text-box>
        </draw:frame>
        <draw:frame draw:style-name="gr17" draw:text-style-name="P8" draw:layer="layout" svg:width="0.6cm" svg:height="1.3cm" svg:x="18cm" svg:y="0.3cm">
          <draw:text-box>
            <text:p text:style-name="P7">2</text:p>
          </draw:text-box>
        </draw:frame>
        <draw:frame draw:style-name="gr17" draw:text-style-name="P8" draw:layer="layout" svg:width="0.6cm" svg:height="1.3cm" svg:x="9.6cm" svg:y="7cm">
          <draw:text-box>
            <text:p text:style-name="P7">4</text:p>
          </draw:text-box>
        </draw:frame>
        <draw:frame draw:style-name="gr17" draw:text-style-name="P8" draw:layer="layout" svg:width="0.6cm" svg:height="1.3cm" svg:x="16.7cm" svg:y="7cm">
          <draw:text-box>
            <text:p text:style-name="P7">5</text:p>
          </draw:text-box>
        </draw:frame>
        <draw:frame draw:style-name="gr17" draw:text-style-name="P8" draw:layer="layout" svg:width="0.6cm" svg:height="1.3cm" svg:x="2.7cm" svg:y="7cm">
          <draw:text-box>
            <text:p text:style-name="P7">3</text:p>
          </draw:text-box>
        </draw:frame>
        <draw:frame draw:style-name="gr17" draw:text-style-name="P8" draw:layer="layout" svg:width="0.6cm" svg:height="1.3cm" svg:x="2.7cm" svg:y="12.6cm">
          <draw:text-box>
            <text:p text:style-name="P7">6</text:p>
          </draw:text-box>
        </draw:frame>
        <draw:frame draw:style-name="gr17" draw:text-style-name="P8" draw:layer="layout" svg:width="0.6cm" svg:height="1.3cm" svg:x="9.7cm" svg:y="12.6cm">
          <draw:text-box>
            <text:p text:style-name="P7">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6:33:31.289240730</meta:creation-date>
    <dc:date>2021-03-17T18:43:28.975192045</dc:date>
    <meta:editing-duration>PT1M22S</meta:editing-duration>
    <meta:editing-cycles>2</meta:editing-cycles>
    <meta:generator>LibreOffice/6.4.6.2$Linux_X86_64 LibreOffice_project/40$Build-2</meta:generator>
    <meta:document-statistic meta:object-count="78"/>
  </office:meta>
</office:document-meta>
</file>